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H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3.700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SELL&quot;)" table:style-name="transparent_default"/>
          <table:table-cell table:formula="=HYPERLINK(&quot;#B1 Tax.a24:z24&quot;; 2.20000000000)" table:style-name="transparent_crypto"/>
          <table:table-cell table:formula="=HYPERLINK(&quot;#B1 Tax.a24:z24&quot;; 40.000000000000000000)" table:style-name="transparent_fiat"/>
          <table:table-cell table:formula="=HYPERLINK(&quot;#B1 Tax.a24:z24&quot;; 36.30000000000000000)" table:style-name="transparent_fiat"/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-0.70000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FEE&quot;)" table:style-name="transparent_default"/>
          <table:table-cell table:formula="=HYPERLINK(&quot;#B1 Tax.a24:z24&quot;; 0.50000000000)" table:style-name="transparent_crypto"/>
          <table:table-cell table:formula="=HYPERLINK(&quot;#B1 Tax.a24:z24&quot;; 7.00000000000000000000)" table:style-name="transparent_fiat"/>
          <table:table-cell table:formula="=HYPERLINK(&quot;#B1 Tax.a24:z24&quot;; 7.700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0E-15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5.00000000000)" table:style-name="transparent_crypto"/>
          <table:table-cell table:formula="=HYPERLINK(&quot;#B2 Tax.a23:z23&quot;; 150000.000000000000000)" table:style-name="transparent_fiat"/>
          <table:table-cell table:formula="=HYPERLINK(&quot;#B2 Tax.a23:z23&quot;; 150000.000000000000000)" table:style-name="transparent_fiat"/>
          <table:table-cell/>
        </table:table-row>
        <table:table-row>
          <table:table-cell table:formula="=HYPERLINK(&quot;#B3 Tax.a24:z24&quot;; 2020)" table:style-name="transparent_default"/>
          <table:table-cell table:formula="=HYPERLINK(&quot;#B3 Tax.a24:z24&quot;; &quot;B3&quot;)" table:style-name="transparent_default"/>
          <table:table-cell table:formula="=HYPERLINK(&quot;#B3 Tax.a24:z24&quot;; 1.98181818181818181818181818182)" table:style-name="transparent_fiat"/>
          <table:table-cell table:formula="=HYPERLINK(&quot;#B3 Tax.a24:z24&quot;; &quot;SHORT&quot;)" table:style-name="transparent_default"/>
          <table:table-cell table:formula="=HYPERLINK(&quot;#B3 Tax.a24:z24&quot;; &quot;SELL&quot;)" table:style-name="transparent_default"/>
          <table:table-cell table:formula="=HYPERLINK(&quot;#B3 Tax.a24:z24&quot;; 1.40000000000)" table:style-name="transparent_crypto"/>
          <table:table-cell table:formula="=HYPERLINK(&quot;#B3 Tax.a24:z24&quot;; 24.000000000000000000)" table:style-name="transparent_fiat"/>
          <table:table-cell table:formula="=HYPERLINK(&quot;#B3 Tax.a24:z24&quot;; 22.01818181818181818181818181818)" table:style-name="transparent_fiat"/>
          <table:table-cell/>
        </table:table-row>
        <table:table-row>
          <table:table-cell table:formula="=HYPERLINK(&quot;#B3 Tax.a24:z24&quot;; 2020)" table:style-name="transparent_default"/>
          <table:table-cell table:formula="=HYPERLINK(&quot;#B3 Tax.a24:z24&quot;; &quot;B3&quot;)" table:style-name="transparent_default"/>
          <table:table-cell table:formula="=HYPERLINK(&quot;#B3 Tax.a24:z24&quot;; -2.281818181818181818181818181818)" table:style-name="transparent_fiat"/>
          <table:table-cell table:formula="=HYPERLINK(&quot;#B3 Tax.a24:z24&quot;; &quot;SHORT&quot;)" table:style-name="transparent_default"/>
          <table:table-cell table:formula="=HYPERLINK(&quot;#B3 Tax.a24:z24&quot;; &quot;FEE&quot;)" table:style-name="transparent_default"/>
          <table:table-cell table:formula="=HYPERLINK(&quot;#B3 Tax.a24:z24&quot;; 0.50000000000)" table:style-name="transparent_crypto"/>
          <table:table-cell table:formula="=HYPERLINK(&quot;#B3 Tax.a24:z24&quot;; 7.00000000000000000000)" table:style-name="transparent_fiat"/>
          <table:table-cell table:formula="=HYPERLINK(&quot;#B3 Tax.a24:z24&quot;; 9.281818181818181818181818181818)" table:style-name="transparent_fiat"/>
          <table:table-cell/>
        </table:table-row>
        <table:table-row>
          <table:table-cell table:formula="=HYPERLINK(&quot;#B4 Tax.a23:z23&quot;; 2020)" table:style-name="transparent_default"/>
          <table:table-cell table:formula="=HYPERLINK(&quot;#B4 Tax.a23:z23&quot;; &quot;B4&quot;)" table:style-name="transparent_default"/>
          <table:table-cell table:formula="=HYPERLINK(&quot;#B4 Tax.a23:z23&quot;; 0.5000000000000000000)" table:style-name="transparent_fiat"/>
          <table:table-cell table:formula="=HYPERLINK(&quot;#B4 Tax.a23:z23&quot;; &quot;SHORT&quot;)" table:style-name="transparent_default"/>
          <table:table-cell table:formula="=HYPERLINK(&quot;#B4 Tax.a23:z23&quot;; &quot;STAKING&quot;)" table:style-name="transparent_default"/>
          <table:table-cell table:formula="=HYPERLINK(&quot;#B4 Tax.a23:z23&quot;; 0.50000000000)" table:style-name="transparent_crypto"/>
          <table:table-cell table:formula="=HYPERLINK(&quot;#B4 Tax.a23:z23&quot;; 5.5000000000000000000)" table:style-name="transparent_fiat"/>
          <table:table-cell table:formula="=HYPERLINK(&quot;#B4 Tax.a23:z23&quot;; 5.00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Crypto fee test; This transaction has a crypto fee of 0.1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65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.0" office:value-type="float" table:style-name="transparent_fiat"/>
          <table:table-cell office:value="4.0" office:value-type="float" table:style-name="transparent_crypto"/>
          <table:table-cell office:value="5.0" office:value-type="float" table:style-name="transparent_crypto"/>
          <table:table-cell office:value="6.0" office:value-type="float" table:style-name="transparent_fiat"/>
          <table:table-cell office:value="60.0" office:value-type="float" table:style-name="transparent_fiat"/>
          <table:table-cell office:value="6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This transaction has a crypto fee of 0.4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0.0" office:value-type="float" table:style-name="taxable_event_fiat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fiat"/>
          <table:table-cell office:value="1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10000000000 B1 of the in-transaction that occurred on 2020-01-01 08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01 09:1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5.0" office:value-type="float" table:style-name="taxable_event_fiat"/>
          <table:table-cell office:value="0.0" office:value-type="float" table:style-name="taxable_event_crypto"/>
          <table:table-cell office:value="0.4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fiat"/>
          <table:table-cell office:value="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40000000000 B1 of the in-transaction that occurred on 2020-02-01 09:10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0" office:value-type="float" table:style-name="taxable_event_crypto"/>
          <table:table-cell office:value="0.2" office:value-type="float" table:style-name="taxable_event_crypto"/>
          <table:table-cell office:value="2.0" office:value-type="float" table:style-name="taxable_event_crypto"/>
          <table:table-cell office:value="0.7" office:value-type="float" table:style-name="taxable_event_crypto"/>
          <table:table-cell office:value="40.0" office:value-type="float" table:style-name="highlighted_fiat"/>
          <table:table-cell office:value="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3.7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2" office:value-type="float" table:style-name="transparent_crypto"/>
          <table:table-cell office:value="40.0" office:value-type="float" table:style-name="taxable_event_fiat"/>
          <table:table-cell office:value="36.3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-0.7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0.5" office:value-type="float" table:style-name="transparent_crypto"/>
          <table:table-cell office:value="7.0" office:value-type="float" table:style-name="taxable_event_fiat"/>
          <table:table-cell office:value="7.7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2.7" office:value-type="float" table:style-name="transparent_crypto"/>
          <table:table-cell office:value="0.0" office:value-type="float" table:style-name="transparent_crypto"/>
          <table:table-cell office:value="2.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.3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0.1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:z11&quot;; &quot;2020-01-01 08:41:00+00:00&quot;)" table:style-name="taxable_event_default"/>
          <table:table-cell table:formula="=HYPERLINK(&quot;#B1 In-Out.a11:z11&quot;; &quot;OUT / FEE&quot;)" table:style-name="taxable_event_default"/>
          <table:table-cell table:formula="=HYPERLINK(&quot;#B1 In-Out.a11:z11&quot;; 1)" table:style-name="taxable_event_percent"/>
          <table:table-cell table:formula="=HYPERLINK(&quot;#B1 In-Out.a11:z11&quot;; 1.00000000000000000000)" table:style-name="highlighted_fiat"/>
          <table:table-cell table:formula="=HYPERLINK(&quot;#B1 In-Out.a11:z11&quot;; 10.00000000000)" table:style-name="taxable_event_fiat"/>
          <table:table-cell table:formula="=HYPERLINK(&quot;#B1 In-Out.a11:z11&quot;; &quot;&quot;)" table:style-name="taxable_event_fiat"/>
          <table:table-cell table:formula="=HYPERLINK(&quot;#B1 In-Out.a11:z11&quot;; &quot;1/1: 0.10000000 of 0.1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1)" table:style-name="acquired_lot_percent"/>
          <table:table-cell table:formula="=HYPERLINK(&quot;#B1 In-Out.a4:z4&quot;; 1.1000000000000000000)" table:style-name="acquired_lot_fiat"/>
          <table:table-cell table:formula="=HYPERLINK(&quot;#B1 In-Out.a4:z4&quot;; 0.10000000000000000000000)" table:style-name="acquired_lot_fiat"/>
          <table:table-cell table:formula="=HYPERLINK(&quot;#B1 In-Out.a4:z4&quot;; 1.100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0.5" office:value-type="float" table:style-name="transparent_crypto"/>
          <table:table-cell office:value="-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:z12&quot;; &quot;2020-02-01 09:10:00+00:00&quot;)" table:style-name="taxable_event_alt_default"/>
          <table:table-cell table:formula="=HYPERLINK(&quot;#B1 In-Out.a12:z12&quot;; &quot;OUT / FEE&quot;)" table:style-name="taxable_event_alt_default"/>
          <table:table-cell table:formula="=HYPERLINK(&quot;#B1 In-Out.a12:z12&quot;; 1)" table:style-name="taxable_event_alt_percent"/>
          <table:table-cell table:formula="=HYPERLINK(&quot;#B1 In-Out.a12:z12&quot;; 6.0000000000000000000)" table:style-name="highlighted_fiat"/>
          <table:table-cell table:formula="=HYPERLINK(&quot;#B1 In-Out.a12:z12&quot;; 15.00000000000)" table:style-name="taxable_event_alt_fiat"/>
          <table:table-cell table:formula="=HYPERLINK(&quot;#B1 In-Out.a12:z12&quot;; &quot;&quot;)" table:style-name="taxable_event_alt_fiat"/>
          <table:table-cell table:formula="=HYPERLINK(&quot;#B1 In-Out.a12:z12&quot;; &quot;1/1: 0.40000000 of 0.40000000 B1&quot;)" table:style-name="taxable_event_note_default"/>
          <table:table-cell table:formula="=HYPERLINK(&quot;#B1 In-Out.a5:z5&quot;; &quot;2020-02-01 09:10:00+00:00&quot;)" table:style-name="acquired_lot_alt_default"/>
          <table:table-cell table:formula="=HYPERLINK(&quot;#B1 In-Out.a5:z5&quot;; 0.1)" table:style-name="acquired_lot_alt_percent"/>
          <table:table-cell table:formula="=HYPERLINK(&quot;#B1 In-Out.a5:z5&quot;; 6.600000000000000000)" table:style-name="acquired_lot_alt_fiat"/>
          <table:table-cell table:formula="=HYPERLINK(&quot;#B1 In-Out.a5:z5&quot;; 0.60000000000000000000000)" table:style-name="acquired_lot_alt_fiat"/>
          <table:table-cell table:formula="=HYPERLINK(&quot;#B1 In-Out.a5:z5&quot;; 6.600000000000000000)" table:style-name="highlighted_fiat"/>
          <table:table-cell table:formula="=HYPERLINK(&quot;#B1 In-Out.a5:z5&quot;; 15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1/2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2" office:value-type="float" table:style-name="transparent_crypto"/>
          <table:table-cell office:value-type="string" table:style-name="transparent_default">
            <text:p>B1</text:p>
          </table:table-cell>
          <table:table-cell office:value="2.7" office:value-type="float" table:style-name="transparent_crypto"/>
          <table:table-cell office:value="3.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20-03-11 17:50:00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1)" table:style-name="taxable_event_percent"/>
          <table:table-cell table:formula="=HYPERLINK(&quot;#B1 In-Out.a13:z13&quot;; 40.000000000000000000)" table:style-name="highlighted_fiat"/>
          <table:table-cell table:formula="=HYPERLINK(&quot;#B1 In-Out.a13:z13&quot;; 20.0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1/1: 2.20000000 of 2.20000000 B1&quot;)" table:style-name="taxable_event_note_default"/>
          <table:table-cell table:formula="=HYPERLINK(&quot;#B1 In-Out.a5:z5&quot;; &quot;2020-02-01 09:10:00+00:00&quot;)" table:style-name="acquired_lot_alt_default"/>
          <table:table-cell table:formula="=HYPERLINK(&quot;#B1 In-Out.a5:z5&quot;; 0.55)" table:style-name="acquired_lot_alt_percent"/>
          <table:table-cell table:formula="=HYPERLINK(&quot;#B1 In-Out.a5:z5&quot;; 36.30000000000000000)" table:style-name="acquired_lot_alt_fiat"/>
          <table:table-cell table:formula="=HYPERLINK(&quot;#B1 In-Out.a5:z5&quot;; 3.300000000000000000000000)" table:style-name="acquired_lot_alt_fiat"/>
          <table:table-cell table:formula="=HYPERLINK(&quot;#B1 In-Out.a5:z5&quot;; 36.30000000000000000)" table:style-name="highlighted_fiat"/>
          <table:table-cell table:formula="=HYPERLINK(&quot;#B1 In-Out.a5:z5&quot;; 15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2/2: 2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10000.0" office:value-type="float" table:style-name="transparent_fiat"/>
          <table:table-cell office:value="1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3.0" office:value-type="float" table:style-name="transparent_crypto"/>
          <table:table-cell office:value="4.0" office:value-type="float" table:style-name="transparent_crypto"/>
          <table:table-cell office:value="0.0" office:value-type="float" table:style-name="transparent_fiat"/>
          <table:table-cell office:value="30000.0" office:value-type="float" table:style-name="transparent_fiat"/>
          <table:table-cell office:value="3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5.0" office:value-type="float" table:style-name="transparent_crypto"/>
          <table:table-cell office:value="9.0" office:value-type="float" table:style-name="transparent_crypto"/>
          <table:table-cell office:value="0.0" office:value-type="float" table:style-name="transparent_fiat"/>
          <table:table-cell office:value="50000.0" office:value-type="float" table:style-name="transparent_fiat"/>
          <table:table-cell office:value="5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4.0" office:value-type="float" table:style-name="transparent_crypto"/>
          <table:table-cell office:value="13.0" office:value-type="float" table:style-name="transparent_crypto"/>
          <table:table-cell office:value="0.0" office:value-type="float" table:style-name="transparent_fiat"/>
          <table:table-cell office:value="40000.0" office:value-type="float" table:style-name="transparent_fiat"/>
          <table:table-cell office:value="4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2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fiat"/>
          <table:table-cell office:value="20000.0" office:value-type="float" table:style-name="transparent_fiat"/>
          <table:table-cell office:value="2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2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2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3.0" office:value-type="float" table:style-name="taxable_event_crypto"/>
          <table:table-cell office:value="0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crypto"/>
          <table:table-cell office:value="3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4.0" office:value-type="float" table:style-name="taxable_event_crypto"/>
          <table:table-cell office:value="0.0" office:value-type="float" table:style-name="taxable_event_crypto"/>
          <table:table-cell office:value="10.0" office:value-type="float" table:style-name="taxable_event_crypto"/>
          <table:table-cell office:value="0.0" office:value-type="float" table:style-name="taxable_event_crypto"/>
          <table:table-cell office:value="4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15.0" office:value-type="float" table:style-name="taxable_event_crypto"/>
          <table:table-cell office:value="0.0" office:value-type="float" table:style-name="taxable_event_crypto"/>
          <table:table-cell office:value="5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5.0" office:value-type="float" table:style-name="transparent_crypto"/>
          <table:table-cell office:value="150000.0" office:value-type="float" table:style-name="taxable_event_fiat"/>
          <table:table-cell office:value="150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4-01 09:4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10000.000000000000000)" table:style-name="highlighted_fiat"/>
          <table:table-cell table:formula="=HYPERLINK(&quot;#B2 In-Out.a14:z14&quot;; 100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1.00000000 of 1.00000000 B2&quot;)" table:style-name="taxable_event_note_default"/>
          <table:table-cell table:formula="=HYPERLINK(&quot;#B2 In-Out.a4:z4&quot;; &quot;2020-04-01 09:45:00+00:00&quot;)" table:style-name="acquired_lot_default"/>
          <table:table-cell table:formula="=HYPERLINK(&quot;#B2 In-Out.a4:z4&quot;; 1)" table:style-name="acquired_lot_percent"/>
          <table:table-cell table:formula="=HYPERLINK(&quot;#B2 In-Out.a4:z4&quot;; 10000.000000000000000)" table:style-name="acquired_lot_fiat"/>
          <table:table-cell table:formula="=HYPERLINK(&quot;#B2 In-Out.a4:z4&quot;; 0)" table:style-name="acquired_lot_fiat"/>
          <table:table-cell table:formula="=HYPERLINK(&quot;#B2 In-Out.a4:z4&quot;; 10000.000000000000000)" table:style-name="highlighted_fiat"/>
          <table:table-cell table:formula="=HYPERLINK(&quot;#B2 In-Out.a4:z4&quot;; 10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1: 1.0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4-01 09:45:00+00:00&quot;)" table:style-name="taxable_event_alt_default"/>
          <table:table-cell table:formula="=HYPERLINK(&quot;#B2 In-Out.a15:z15&quot;; &quot;OUT / SELL&quot;)" table:style-name="taxable_event_alt_default"/>
          <table:table-cell table:formula="=HYPERLINK(&quot;#B2 In-Out.a15:z15&quot;; 1)" table:style-name="taxable_event_alt_percent"/>
          <table:table-cell table:formula="=HYPERLINK(&quot;#B2 In-Out.a15:z15&quot;; 20000.000000000000000)" table:style-name="highlighted_fiat"/>
          <table:table-cell table:formula="=HYPERLINK(&quot;#B2 In-Out.a15:z15&quot;; 10000.00000000000)" table:style-name="taxable_event_alt_fiat"/>
          <table:table-cell table:formula="=HYPERLINK(&quot;#B2 In-Out.a15:z15&quot;; &quot;&quot;)" table:style-name="taxable_event_alt_fiat"/>
          <table:table-cell table:formula="=HYPERLINK(&quot;#B2 In-Out.a15:z15&quot;; &quot;1/1: 2.00000000 of 2.00000000 B2&quot;)" table:style-name="taxable_event_note_default"/>
          <table:table-cell table:formula="=HYPERLINK(&quot;#B2 In-Out.a5:z5&quot;; &quot;2020-04-01 09:45:00+00:00&quot;)" table:style-name="acquired_lot_alt_default"/>
          <table:table-cell table:formula="=HYPERLINK(&quot;#B2 In-Out.a5:z5&quot;; 0.6666666666666666666666666666667)" table:style-name="acquired_lot_alt_percent"/>
          <table:table-cell table:formula="=HYPERLINK(&quot;#B2 In-Out.a5:z5&quot;; 20000.000000000000000)" table:style-name="acquired_lot_alt_fiat"/>
          <table:table-cell table:formula="=HYPERLINK(&quot;#B2 In-Out.a5:z5&quot;; 0E-31)" table:style-name="acquired_lot_alt_fiat"/>
          <table:table-cell table:formula="=HYPERLINK(&quot;#B2 In-Out.a5:z5&quot;; 20000.000000000000000)" table:style-name="highlighted_fiat"/>
          <table:table-cell table:formula="=HYPERLINK(&quot;#B2 In-Out.a5:z5&quot;; 10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2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4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01 09:45:00+00:00&quot;)" table:style-name="taxable_event_default"/>
          <table:table-cell table:formula="=HYPERLINK(&quot;#B2 In-Out.a16:z16&quot;; &quot;OUT / SELL&quot;)" table:style-name="taxable_event_default"/>
          <table:table-cell table:formula="=HYPERLINK(&quot;#B2 In-Out.a16:z16&quot;; 0.3333333333333333333333333333333)" table:style-name="taxable_event_percent"/>
          <table:table-cell table:formula="=HYPERLINK(&quot;#B2 In-Out.a16:z16&quot;; 10000.000000000000000)" table:style-name="highlighted_fiat"/>
          <table:table-cell table:formula="=HYPERLINK(&quot;#B2 In-Out.a16:z16&quot;; 100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1/2: 1.00000000 of 3.00000000 B2&quot;)" table:style-name="taxable_event_note_default"/>
          <table:table-cell table:formula="=HYPERLINK(&quot;#B2 In-Out.a5:z5&quot;; &quot;2020-04-01 09:45:00+00:00&quot;)" table:style-name="acquired_lot_alt_default"/>
          <table:table-cell table:formula="=HYPERLINK(&quot;#B2 In-Out.a5:z5&quot;; 0.3333333333333333333333333333333)" table:style-name="acquired_lot_alt_percent"/>
          <table:table-cell table:formula="=HYPERLINK(&quot;#B2 In-Out.a5:z5&quot;; 10000.000000000000000)" table:style-name="acquired_lot_alt_fiat"/>
          <table:table-cell table:formula="=HYPERLINK(&quot;#B2 In-Out.a5:z5&quot;; 0E-31)" table:style-name="acquired_lot_alt_fiat"/>
          <table:table-cell table:formula="=HYPERLINK(&quot;#B2 In-Out.a5:z5&quot;; 10000.000000000000000)" table:style-name="highlighted_fiat"/>
          <table:table-cell table:formula="=HYPERLINK(&quot;#B2 In-Out.a5:z5&quot;; 10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2/2: 1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6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01 09:45:00+00:00&quot;)" table:style-name="taxable_event_default"/>
          <table:table-cell table:formula="=HYPERLINK(&quot;#B2 In-Out.a16:z16&quot;; &quot;OUT / SELL&quot;)" table:style-name="taxable_event_default"/>
          <table:table-cell table:formula="=HYPERLINK(&quot;#B2 In-Out.a16:z16&quot;; 0.6666666666666666666666666666667)" table:style-name="taxable_event_percent"/>
          <table:table-cell table:formula="=HYPERLINK(&quot;#B2 In-Out.a16:z16&quot;; 20000.000000000000000)" table:style-name="highlighted_fiat"/>
          <table:table-cell table:formula="=HYPERLINK(&quot;#B2 In-Out.a16:z16&quot;; 100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2: 2.00000000 of 3.00000000 B2&quot;)" table:style-name="taxable_event_note_default"/>
          <table:table-cell table:formula="=HYPERLINK(&quot;#B2 In-Out.a6:z6&quot;; &quot;2020-04-01 09:45:00+00:00&quot;)" table:style-name="acquired_lot_default"/>
          <table:table-cell table:formula="=HYPERLINK(&quot;#B2 In-Out.a6:z6&quot;; 0.4)" table:style-name="acquired_lot_percent"/>
          <table:table-cell table:formula="=HYPERLINK(&quot;#B2 In-Out.a6:z6&quot;; 20000.00000000000000)" table:style-name="acquired_lot_fiat"/>
          <table:table-cell table:formula="=HYPERLINK(&quot;#B2 In-Out.a6:z6&quot;; 0.0)" table:style-name="acquired_lot_fiat"/>
          <table:table-cell table:formula="=HYPERLINK(&quot;#B2 In-Out.a6:z6&quot;; 20000.00000000000000)" table:style-name="highlighted_fiat"/>
          <table:table-cell table:formula="=HYPERLINK(&quot;#B2 In-Out.a6:z6&quot;; 10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2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9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01 09:45:00+00:00&quot;)" table:style-name="taxable_event_alt_default"/>
          <table:table-cell table:formula="=HYPERLINK(&quot;#B2 In-Out.a17:z17&quot;; &quot;OUT / SELL&quot;)" table:style-name="taxable_event_alt_default"/>
          <table:table-cell table:formula="=HYPERLINK(&quot;#B2 In-Out.a17:z17&quot;; 0.75)" table:style-name="taxable_event_alt_percent"/>
          <table:table-cell table:formula="=HYPERLINK(&quot;#B2 In-Out.a17:z17&quot;; 30000.00000000000000)" table:style-name="highlighted_fiat"/>
          <table:table-cell table:formula="=HYPERLINK(&quot;#B2 In-Out.a17:z17&quot;; 100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2: 3.00000000 of 4.00000000 B2&quot;)" table:style-name="taxable_event_note_default"/>
          <table:table-cell table:formula="=HYPERLINK(&quot;#B2 In-Out.a6:z6&quot;; &quot;2020-04-01 09:45:00+00:00&quot;)" table:style-name="acquired_lot_default"/>
          <table:table-cell table:formula="=HYPERLINK(&quot;#B2 In-Out.a6:z6&quot;; 0.6)" table:style-name="acquired_lot_percent"/>
          <table:table-cell table:formula="=HYPERLINK(&quot;#B2 In-Out.a6:z6&quot;; 30000.00000000000000)" table:style-name="acquired_lot_fiat"/>
          <table:table-cell table:formula="=HYPERLINK(&quot;#B2 In-Out.a6:z6&quot;; 0.0)" table:style-name="acquired_lot_fiat"/>
          <table:table-cell table:formula="=HYPERLINK(&quot;#B2 In-Out.a6:z6&quot;; 30000.00000000000000)" table:style-name="highlighted_fiat"/>
          <table:table-cell table:formula="=HYPERLINK(&quot;#B2 In-Out.a6:z6&quot;; 10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2/2: 3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01 09:45:00+00:00&quot;)" table:style-name="taxable_event_alt_default"/>
          <table:table-cell table:formula="=HYPERLINK(&quot;#B2 In-Out.a17:z17&quot;; &quot;OUT / SELL&quot;)" table:style-name="taxable_event_alt_default"/>
          <table:table-cell table:formula="=HYPERLINK(&quot;#B2 In-Out.a17:z17&quot;; 0.25)" table:style-name="taxable_event_alt_percent"/>
          <table:table-cell table:formula="=HYPERLINK(&quot;#B2 In-Out.a17:z17&quot;; 10000.000000000000000)" table:style-name="highlighted_fiat"/>
          <table:table-cell table:formula="=HYPERLINK(&quot;#B2 In-Out.a17:z17&quot;; 100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2/2: 1.00000000 of 4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25)" table:style-name="acquired_lot_alt_percent"/>
          <table:table-cell table:formula="=HYPERLINK(&quot;#B2 In-Out.a7:z7&quot;; 10000.000000000000000)" table:style-name="acquired_lot_alt_fiat"/>
          <table:table-cell table:formula="=HYPERLINK(&quot;#B2 In-Out.a7:z7&quot;; 0.00)" table:style-name="acquired_lot_alt_fiat"/>
          <table:table-cell table:formula="=HYPERLINK(&quot;#B2 In-Out.a7:z7&quot;; 10000.000000000000000)" table:style-name="highlighted_fiat"/>
          <table:table-cell table:formula="=HYPERLINK(&quot;#B2 In-Out.a7:z7&quot;; 10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2: 1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01 09:45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6)" table:style-name="taxable_event_percent"/>
          <table:table-cell table:formula="=HYPERLINK(&quot;#B2 In-Out.a18:z18&quot;; 30000.00000000000000)" table:style-name="highlighted_fiat"/>
          <table:table-cell table:formula="=HYPERLINK(&quot;#B2 In-Out.a18:z18&quot;; 100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1/2: 3.00000000 of 5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75)" table:style-name="acquired_lot_alt_percent"/>
          <table:table-cell table:formula="=HYPERLINK(&quot;#B2 In-Out.a7:z7&quot;; 30000.00000000000000)" table:style-name="acquired_lot_alt_fiat"/>
          <table:table-cell table:formula="=HYPERLINK(&quot;#B2 In-Out.a7:z7&quot;; 0.00)" table:style-name="acquired_lot_alt_fiat"/>
          <table:table-cell table:formula="=HYPERLINK(&quot;#B2 In-Out.a7:z7&quot;; 30000.00000000000000)" table:style-name="highlighted_fiat"/>
          <table:table-cell table:formula="=HYPERLINK(&quot;#B2 In-Out.a7:z7&quot;; 10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2: 3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01 09:45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4)" table:style-name="taxable_event_percent"/>
          <table:table-cell table:formula="=HYPERLINK(&quot;#B2 In-Out.a18:z18&quot;; 20000.00000000000000)" table:style-name="highlighted_fiat"/>
          <table:table-cell table:formula="=HYPERLINK(&quot;#B2 In-Out.a18:z18&quot;; 100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2/2: 2.00000000 of 5.00000000 B2&quot;)" table:style-name="taxable_event_note_default"/>
          <table:table-cell table:formula="=HYPERLINK(&quot;#B2 In-Out.a8:z8&quot;; &quot;2020-04-01 09:45:00+00:00&quot;)" table:style-name="acquired_lot_default"/>
          <table:table-cell table:formula="=HYPERLINK(&quot;#B2 In-Out.a8:z8&quot;; 1)" table:style-name="acquired_lot_percent"/>
          <table:table-cell table:formula="=HYPERLINK(&quot;#B2 In-Out.a8:z8&quot;; 20000.000000000000000)" table:style-name="acquired_lot_fiat"/>
          <table:table-cell table:formula="=HYPERLINK(&quot;#B2 In-Out.a8:z8&quot;; 0)" table:style-name="acquired_lot_fiat"/>
          <table:table-cell table:formula="=HYPERLINK(&quot;#B2 In-Out.a8:z8&quot;; 20000.000000000000000)" table:style-name="highlighted_fiat"/>
          <table:table-cell table:formula="=HYPERLINK(&quot;#B2 In-Out.a8:z8&quot;; 10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2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Crypto fee test; This transaction has a crypto fee of 0.10000000000 B3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9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.0" office:value-type="float" table:style-name="transparent_fiat"/>
          <table:table-cell office:value="1.1" office:value-type="float" table:style-name="transparent_crypto"/>
          <table:table-cell office:value="2.1" office:value-type="float" table:style-name="transparent_crypto"/>
          <table:table-cell office:value="6.0" office:value-type="float" table:style-name="transparent_fiat"/>
          <table:table-cell office:value="16.5" office:value-type="float" table:style-name="transparent_fiat"/>
          <table:table-cell office:value="2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This transaction has a crypto fee of 0.40000000000 B3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0.0" office:value-type="float" table:style-name="taxable_event_fiat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fiat"/>
          <table:table-cell office:value="1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10000000000 B3 of the in-transaction that occurred on 2020-01-01 08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9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5.0" office:value-type="float" table:style-name="taxable_event_fiat"/>
          <table:table-cell office:value="0.0" office:value-type="float" table:style-name="taxable_event_crypto"/>
          <table:table-cell office:value="0.4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fiat"/>
          <table:table-cell office:value="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40000000000 B3 of the in-transaction that occurred on 2020-01-01 09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3:41:00-07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1.2" office:value-type="float" table:style-name="taxable_event_crypto"/>
          <table:table-cell office:value="0.2" office:value-type="float" table:style-name="taxable_event_crypto"/>
          <table:table-cell office:value="1.2" office:value-type="float" table:style-name="taxable_event_crypto"/>
          <table:table-cell office:value="0.7" office:value-type="float" table:style-name="taxable_event_crypto"/>
          <table:table-cell office:value="24.0" office:value-type="float" table:style-name="highlighted_fiat"/>
          <table:table-cell office:value="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.981818181818182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.4" office:value-type="float" table:style-name="transparent_crypto"/>
          <table:table-cell office:value="24.0" office:value-type="float" table:style-name="taxable_event_fiat"/>
          <table:table-cell office:value="22.01818181818182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2.2818181818181817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0.5" office:value-type="float" table:style-name="transparent_crypto"/>
          <table:table-cell office:value="7.0" office:value-type="float" table:style-name="taxable_event_fiat"/>
          <table:table-cell office:value="9.281818181818181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1" office:value-type="float" table:style-name="transparent_crypto"/>
          <table:table-cell office:value="1.9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2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952380952380953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0.1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1:z11&quot;; &quot;2020-01-01 08:41:00+00:00&quot;)" table:style-name="taxable_event_default"/>
          <table:table-cell table:formula="=HYPERLINK(&quot;#B3 In-Out.a11:z11&quot;; &quot;OUT / FEE&quot;)" table:style-name="taxable_event_default"/>
          <table:table-cell table:formula="=HYPERLINK(&quot;#B3 In-Out.a11:z11&quot;; 1)" table:style-name="taxable_event_percent"/>
          <table:table-cell table:formula="=HYPERLINK(&quot;#B3 In-Out.a11:z11&quot;; 1.00000000000000000000)" table:style-name="highlighted_fiat"/>
          <table:table-cell table:formula="=HYPERLINK(&quot;#B3 In-Out.a11:z11&quot;; 10.00000000000)" table:style-name="taxable_event_fiat"/>
          <table:table-cell table:formula="=HYPERLINK(&quot;#B3 In-Out.a11:z11&quot;; &quot;&quot;)" table:style-name="taxable_event_fiat"/>
          <table:table-cell table:formula="=HYPERLINK(&quot;#B3 In-Out.a11:z11&quot;; &quot;1/1: 0.10000000 of 0.1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1)" table:style-name="acquired_lot_percent"/>
          <table:table-cell table:formula="=HYPERLINK(&quot;#B3 In-Out.a4:z4&quot;; 1.1000000000000000000)" table:style-name="acquired_lot_fiat"/>
          <table:table-cell table:formula="=HYPERLINK(&quot;#B3 In-Out.a4:z4&quot;; 0.10000000000000000000000)" table:style-name="acquired_lot_fiat"/>
          <table:table-cell table:formula="=HYPERLINK(&quot;#B3 In-Out.a4:z4&quot;; 1.1000000000000000000)" table:style-name="highlighted_fiat"/>
          <table:table-cell table:formula="=HYPERLINK(&quot;#B3 In-Out.a4:z4&quot;; 1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2: 0.1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3</text:p>
          </table:table-cell>
          <table:table-cell office:value="0.5" office:value-type="float" table:style-name="transparent_crypto"/>
          <table:table-cell office:value="-2.181818181818181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2:z12&quot;; &quot;2020-01-01 09:41:00+00:00&quot;)" table:style-name="taxable_event_alt_default"/>
          <table:table-cell table:formula="=HYPERLINK(&quot;#B3 In-Out.a12:z12&quot;; &quot;OUT / FEE&quot;)" table:style-name="taxable_event_alt_default"/>
          <table:table-cell table:formula="=HYPERLINK(&quot;#B3 In-Out.a12:z12&quot;; 1)" table:style-name="taxable_event_alt_percent"/>
          <table:table-cell table:formula="=HYPERLINK(&quot;#B3 In-Out.a12:z12&quot;; 6.0000000000000000000)" table:style-name="highlighted_fiat"/>
          <table:table-cell table:formula="=HYPERLINK(&quot;#B3 In-Out.a12:z12&quot;; 15.00000000000)" table:style-name="taxable_event_alt_fiat"/>
          <table:table-cell table:formula="=HYPERLINK(&quot;#B3 In-Out.a12:z12&quot;; &quot;&quot;)" table:style-name="taxable_event_alt_fiat"/>
          <table:table-cell table:formula="=HYPERLINK(&quot;#B3 In-Out.a12:z12&quot;; &quot;1/1: 0.40000000 of 0.40000000 B3&quot;)" table:style-name="taxable_event_note_default"/>
          <table:table-cell table:formula="=HYPERLINK(&quot;#B3 In-Out.a5:z5&quot;; &quot;2020-01-01 09:41:00+00:00&quot;)" table:style-name="acquired_lot_alt_default"/>
          <table:table-cell table:formula="=HYPERLINK(&quot;#B3 In-Out.a5:z5&quot;; 0.3636363636363636363636363636364)" table:style-name="acquired_lot_alt_percent"/>
          <table:table-cell table:formula="=HYPERLINK(&quot;#B3 In-Out.a5:z5&quot;; 8.181818181818181818181818181818)" table:style-name="acquired_lot_alt_fiat"/>
          <table:table-cell table:formula="=HYPERLINK(&quot;#B3 In-Out.a5:z5&quot;; 2.181818181818181818181818181818)" table:style-name="acquired_lot_alt_fiat"/>
          <table:table-cell table:formula="=HYPERLINK(&quot;#B3 In-Out.a5:z5&quot;; 8.181818181818181818181818181818)" table:style-name="highlighted_fiat"/>
          <table:table-cell table:formula="=HYPERLINK(&quot;#B3 In-Out.a5:z5&quot;; 15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2: 0.40000000 of 1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" office:value-type="float" table:style-name="transparent_crypto"/>
          <table:table-cell office:value-type="string" table:style-name="transparent_default">
            <text:p>B3</text:p>
          </table:table-cell>
          <table:table-cell office:value="1.2" office:value-type="float" table:style-name="transparent_crypto"/>
          <table:table-cell office:value="-2.318181818181818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3:z13&quot;; &quot;2020-01-01 03:41:00-07:00&quot;)" table:style-name="taxable_event_default"/>
          <table:table-cell table:formula="=HYPERLINK(&quot;#B3 In-Out.a13:z13&quot;; &quot;OUT / SELL&quot;)" table:style-name="taxable_event_default"/>
          <table:table-cell table:formula="=HYPERLINK(&quot;#B3 In-Out.a13:z13&quot;; 0.5)" table:style-name="taxable_event_percent"/>
          <table:table-cell table:formula="=HYPERLINK(&quot;#B3 In-Out.a13:z13&quot;; 12.000000000000000000)" table:style-name="highlighted_fiat"/>
          <table:table-cell table:formula="=HYPERLINK(&quot;#B3 In-Out.a13:z13&quot;; 20.00000000000)" table:style-name="taxable_event_fiat"/>
          <table:table-cell table:formula="=HYPERLINK(&quot;#B3 In-Out.a13:z13&quot;; &quot;&quot;)" table:style-name="taxable_event_fiat"/>
          <table:table-cell table:formula="=HYPERLINK(&quot;#B3 In-Out.a13:z13&quot;; &quot;1/2: 0.70000000 of 1.40000000 B3&quot;)" table:style-name="taxable_event_note_default"/>
          <table:table-cell table:formula="=HYPERLINK(&quot;#B3 In-Out.a5:z5&quot;; &quot;2020-01-01 09:41:00+00:00&quot;)" table:style-name="acquired_lot_alt_default"/>
          <table:table-cell table:formula="=HYPERLINK(&quot;#B3 In-Out.a5:z5&quot;; 0.6363636363636363636363636363636)" table:style-name="acquired_lot_alt_percent"/>
          <table:table-cell table:formula="=HYPERLINK(&quot;#B3 In-Out.a5:z5&quot;; 14.31818181818181818181818181818)" table:style-name="acquired_lot_alt_fiat"/>
          <table:table-cell table:formula="=HYPERLINK(&quot;#B3 In-Out.a5:z5&quot;; 3.818181818181818181818181818182)" table:style-name="acquired_lot_alt_fiat"/>
          <table:table-cell table:formula="=HYPERLINK(&quot;#B3 In-Out.a5:z5&quot;; 14.31818181818181818181818181818)" table:style-name="highlighted_fiat"/>
          <table:table-cell table:formula="=HYPERLINK(&quot;#B3 In-Out.a5:z5&quot;; 15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2/2: 0.70000000 of 1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" office:value-type="float" table:style-name="transparent_crypto"/>
          <table:table-cell office:value-type="string" table:style-name="transparent_default">
            <text:p>B3</text:p>
          </table:table-cell>
          <table:table-cell office:value="1.9" office:value-type="float" table:style-name="transparent_crypto"/>
          <table:table-cell office:value="4.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3:z13&quot;; &quot;2020-01-01 03:41:00-07:00&quot;)" table:style-name="taxable_event_default"/>
          <table:table-cell table:formula="=HYPERLINK(&quot;#B3 In-Out.a13:z13&quot;; &quot;OUT / SELL&quot;)" table:style-name="taxable_event_default"/>
          <table:table-cell table:formula="=HYPERLINK(&quot;#B3 In-Out.a13:z13&quot;; 0.5)" table:style-name="taxable_event_percent"/>
          <table:table-cell table:formula="=HYPERLINK(&quot;#B3 In-Out.a13:z13&quot;; 12.000000000000000000)" table:style-name="highlighted_fiat"/>
          <table:table-cell table:formula="=HYPERLINK(&quot;#B3 In-Out.a13:z13&quot;; 20.00000000000)" table:style-name="taxable_event_fiat"/>
          <table:table-cell table:formula="=HYPERLINK(&quot;#B3 In-Out.a13:z13&quot;; &quot;&quot;)" table:style-name="taxable_event_fiat"/>
          <table:table-cell table:formula="=HYPERLINK(&quot;#B3 In-Out.a13:z13&quot;; &quot;2/2: 0.70000000 of 1.4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7)" table:style-name="acquired_lot_percent"/>
          <table:table-cell table:formula="=HYPERLINK(&quot;#B3 In-Out.a4:z4&quot;; 7.7000000000000000000)" table:style-name="acquired_lot_fiat"/>
          <table:table-cell table:formula="=HYPERLINK(&quot;#B3 In-Out.a4:z4&quot;; 0.70000000000000000000000)" table:style-name="acquired_lot_fiat"/>
          <table:table-cell table:formula="=HYPERLINK(&quot;#B3 In-Out.a4:z4&quot;; 7.7000000000000000000)" table:style-name="highlighted_fiat"/>
          <table:table-cell table:formula="=HYPERLINK(&quot;#B3 In-Out.a4:z4&quot;; 1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2: 0.7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10.0" office:value-type="float" table:style-name="transparent_fiat"/>
          <table:table-cell office:value="1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01 08:4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TAKING</text:p>
          </table:table-cell>
          <table:table-cell office:value="1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crypto"/>
          <table:table-cell office:value="5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Negative staking tes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TAKING</text:p>
          </table:table-cell>
          <table:table-cell office:value="0.5" office:value-type="float" table:style-name="transparent_crypto"/>
          <table:table-cell office:value="5.5" office:value-type="float" table:style-name="taxable_event_fiat"/>
          <table:table-cell office:value="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5" office:value-type="float" table:style-name="transparent_crypto"/>
          <table:table-cell office:value="0.0" office:value-type="float" table:style-name="transparent_crypto"/>
          <table:table-cell office:value="0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4</text:p>
          </table:table-cell>
          <table:table-cell office:value="0.5" office:value-type="float" table:style-name="transparent_crypto"/>
          <table:table-cell office:value="0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0:z10&quot;; &quot;2020-02-01 08:41:00+00:00&quot;)" table:style-name="taxable_event_default"/>
          <table:table-cell table:formula="=HYPERLINK(&quot;#B4 In-Out.a10:z10&quot;; &quot;OUT / STAKING&quot;)" table:style-name="taxable_event_default"/>
          <table:table-cell table:formula="=HYPERLINK(&quot;#B4 In-Out.a10:z10&quot;; 1)" table:style-name="taxable_event_percent"/>
          <table:table-cell table:formula="=HYPERLINK(&quot;#B4 In-Out.a10:z10&quot;; 5.5000000000000000000)" table:style-name="highlighted_fiat"/>
          <table:table-cell table:formula="=HYPERLINK(&quot;#B4 In-Out.a10:z10&quot;; 11.00000000000)" table:style-name="taxable_event_fiat"/>
          <table:table-cell table:formula="=HYPERLINK(&quot;#B4 In-Out.a10:z10&quot;; &quot;&quot;)" table:style-name="taxable_event_fiat"/>
          <table:table-cell table:formula="=HYPERLINK(&quot;#B4 In-Out.a10:z10&quot;; &quot;1/1: 0.50000000 of 0.5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5)" table:style-name="acquired_lot_percent"/>
          <table:table-cell table:formula="=HYPERLINK(&quot;#B4 In-Out.a4:z4&quot;; 5.0000000000000000000)" table:style-name="acquired_lot_fiat"/>
          <table:table-cell table:formula="=HYPERLINK(&quot;#B4 In-Out.a4:z4&quot;; 0E-12)" table:style-name="acquired_lot_fiat"/>
          <table:table-cell table:formula="=HYPERLINK(&quot;#B4 In-Out.a4:z4&quot;; 5.0000000000000000000)" table:style-name="highlighted_fiat"/>
          <table:table-cell table:formula="=HYPERLINK(&quot;#B4 In-Out.a4:z4&quot;; 1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1: 0.5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09T11:45:54.289379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